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8.49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7.5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7.721cm"/>
    </style:style>
    <style:style style:name="Таблица5.E" style:family="table-column">
      <style:table-column-properties style:column-width="3.521cm"/>
    </style:style>
    <style:style style:name="Таблица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15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text-properties officeooo:rsid="0012546f" officeooo:paragraph-rsid="000e8cf3"/>
    </style:style>
    <style:style style:name="P7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8" style:family="paragraph" style:parent-style-name="Standard">
      <style:text-properties officeooo:rsid="0015a994" officeooo:paragraph-rsid="000e8cf3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11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2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3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4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6" style:family="paragraph" style:parent-style-name="Standard">
      <style:text-properties officeooo:paragraph-rsid="000e8cf3"/>
    </style:style>
    <style:style style:name="P17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19" style:family="paragraph" style:parent-style-name="Heading_20_1">
      <style:text-properties officeooo:paragraph-rsid="000e8cf3"/>
    </style:style>
    <style:style style:name="P20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21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22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23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24" style:family="paragraph" style:parent-style-name="Heading_20_2">
      <style:text-properties officeooo:rsid="00623486" officeooo:paragraph-rsid="000e8cf3"/>
    </style:style>
    <style:style style:name="P25" style:family="paragraph" style:parent-style-name="Heading_20_2">
      <style:text-properties officeooo:paragraph-rsid="000e8cf3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30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1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2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33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34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35" style:family="paragraph" style:parent-style-name="Table_20_Contents">
      <style:text-properties officeooo:rsid="003aaa39" officeooo:paragraph-rsid="000e8cf3"/>
    </style:style>
    <style:style style:name="P36" style:family="paragraph" style:parent-style-name="Table_20_Contents">
      <style:text-properties officeooo:rsid="003def52" officeooo:paragraph-rsid="000e8cf3"/>
    </style:style>
    <style:style style:name="P37" style:family="paragraph" style:parent-style-name="Table_20_Contents">
      <style:text-properties officeooo:rsid="003c2f28" officeooo:paragraph-rsid="000e8cf3"/>
    </style:style>
    <style:style style:name="P38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39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40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41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42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43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44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45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46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47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48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49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51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52" style:family="paragraph" style:parent-style-name="Table_20_Contents">
      <style:text-properties officeooo:rsid="00245b85" officeooo:paragraph-rsid="000e8cf3"/>
    </style:style>
    <style:style style:name="P53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54" style:family="paragraph" style:parent-style-name="Table_20_Contents">
      <style:text-properties officeooo:rsid="0025c851" officeooo:paragraph-rsid="000e8cf3"/>
    </style:style>
    <style:style style:name="P55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56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57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58" style:family="paragraph" style:parent-style-name="Table_20_Contents">
      <style:text-properties officeooo:rsid="002a1bf1" officeooo:paragraph-rsid="000e8cf3"/>
    </style:style>
    <style:style style:name="P59" style:family="paragraph" style:parent-style-name="Table_20_Contents">
      <style:text-properties officeooo:paragraph-rsid="000e8cf3"/>
    </style:style>
    <style:style style:name="P60" style:family="paragraph" style:parent-style-name="Footnote">
      <style:text-properties officeooo:rsid="0028b033" officeooo:paragraph-rsid="0028b03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00ae00"/>
    </style:style>
    <style:style style:name="T10" style:family="text">
      <style:text-properties fo:color="#00ae00" officeooo:rsid="00473854"/>
    </style:style>
    <style:style style:name="T11" style:family="text">
      <style:text-properties officeooo:rsid="00473854"/>
    </style:style>
    <style:style style:name="T12" style:family="text">
      <style:text-properties officeooo:rsid="00461444"/>
    </style:style>
    <style:style style:name="T13" style:family="text">
      <style:text-properties officeooo:rsid="00465441"/>
    </style:style>
    <style:style style:name="T14" style:family="text">
      <style:text-properties officeooo:rsid="0049dc04" style:font-name-complex="Arial2"/>
    </style:style>
    <style:style style:name="T15" style:family="text">
      <style:text-properties officeooo:rsid="0049dc04" style:font-name-complex="Times New Roman1"/>
    </style:style>
    <style:style style:name="T16" style:family="text">
      <style:text-properties officeooo:rsid="004dbeee" style:font-name-complex="Times New Roman1"/>
    </style:style>
    <style:style style:name="T17" style:family="text">
      <style:text-properties officeooo:rsid="004a82ba"/>
    </style:style>
    <style:style style:name="T18" style:family="text">
      <style:text-properties officeooo:rsid="004be36f"/>
    </style:style>
    <style:style style:name="T19" style:family="text">
      <style:text-properties officeooo:rsid="004dbeee"/>
    </style:style>
    <style:style style:name="T20" style:family="text">
      <style:text-properties officeooo:rsid="0012546f"/>
    </style:style>
    <style:style style:name="T21" style:family="text">
      <style:text-properties officeooo:rsid="001995bf"/>
    </style:style>
    <style:style style:name="T22" style:family="text">
      <style:text-properties officeooo:rsid="001a0416"/>
    </style:style>
    <style:style style:name="T23" style:family="text">
      <style:text-properties officeooo:rsid="0031c152"/>
    </style:style>
    <style:style style:name="T24" style:family="text">
      <style:text-properties officeooo:rsid="00324376"/>
    </style:style>
    <style:style style:name="T25" style:family="text">
      <style:text-properties fo:font-weight="normal" officeooo:rsid="001f9d33" style:font-weight-asian="normal" style:font-weight-complex="normal"/>
    </style:style>
    <style:style style:name="T26" style:family="text">
      <style:text-properties fo:font-weight="normal" officeooo:rsid="002023dd" style:font-weight-asian="normal" style:font-weight-complex="normal"/>
    </style:style>
    <style:style style:name="T27" style:family="text">
      <style:text-properties fo:font-weight="normal" officeooo:rsid="002ff272" style:font-weight-asian="normal" style:font-weight-complex="normal"/>
    </style:style>
    <style:style style:name="T28" style:family="text">
      <style:text-properties fo:font-weight="normal" officeooo:rsid="003fcf9c" style:font-weight-asian="normal" style:font-weight-complex="normal"/>
    </style:style>
    <style:style style:name="T29" style:family="text">
      <style:text-properties fo:font-weight="normal" officeooo:rsid="0017f4f8" style:font-weight-asian="normal" style:font-weight-complex="normal"/>
    </style:style>
    <style:style style:name="T30" style:family="text">
      <style:text-properties fo:font-weight="normal" officeooo:rsid="001f21b6" style:font-weight-asian="normal" style:font-weight-complex="normal"/>
    </style:style>
    <style:style style:name="T31" style:family="text">
      <style:text-properties officeooo:rsid="001cbdcb"/>
    </style:style>
    <style:style style:name="T32" style:family="text">
      <style:text-properties officeooo:rsid="0015c6e5"/>
    </style:style>
    <style:style style:name="T33" style:family="text">
      <style:text-properties officeooo:rsid="0017274a"/>
    </style:style>
    <style:style style:name="T34" style:family="text">
      <style:text-properties officeooo:rsid="001a95b9"/>
    </style:style>
    <style:style style:name="T35" style:family="text">
      <style:text-properties officeooo:rsid="0035229f"/>
    </style:style>
    <style:style style:name="T36" style:family="text">
      <style:text-properties officeooo:rsid="002326f3"/>
    </style:style>
    <style:style style:name="T37" style:family="text">
      <style:text-properties officeooo:rsid="001bcc26"/>
    </style:style>
    <style:style style:name="T38" style:family="text">
      <style:text-properties officeooo:rsid="0030eece"/>
    </style:style>
    <style:style style:name="T39" style:family="text">
      <style:text-properties officeooo:rsid="00237e5a"/>
    </style:style>
    <style:style style:name="T40" style:family="text">
      <style:text-properties officeooo:rsid="00267e38"/>
    </style:style>
    <style:style style:name="T41" style:family="text">
      <style:text-properties officeooo:rsid="00300353"/>
    </style:style>
    <style:style style:name="T42" style:family="text">
      <style:text-properties officeooo:rsid="002da4f0"/>
    </style:style>
    <style:style style:name="T43" style:family="text">
      <style:text-properties officeooo:rsid="00279dad"/>
    </style:style>
    <style:style style:name="T44" style:family="text">
      <style:text-properties officeooo:rsid="00297c7f"/>
    </style:style>
    <style:style style:name="T45" style:family="text">
      <style:text-properties officeooo:rsid="002b336b"/>
    </style:style>
    <style:style style:name="T46" style:family="text">
      <style:text-properties officeooo:rsid="002e952a"/>
    </style:style>
    <style:style style:name="T47" style:family="text">
      <style:text-properties officeooo:rsid="002b4870"/>
    </style:style>
    <style:style style:name="T48" style:family="text">
      <style:text-properties officeooo:rsid="0034e76c"/>
    </style:style>
    <style:style style:name="T49" style:family="text">
      <style:text-properties officeooo:rsid="003b80eb"/>
    </style:style>
    <style:style style:name="T50" style:family="text">
      <style:text-properties officeooo:rsid="0036be70"/>
    </style:style>
    <style:style style:name="T51" style:family="text">
      <style:text-properties officeooo:rsid="00380816"/>
    </style:style>
    <style:style style:name="T52" style:family="text">
      <style:text-properties officeooo:rsid="00398c3a"/>
    </style:style>
    <style:style style:name="T53" style:family="text">
      <style:text-properties officeooo:rsid="003def52"/>
    </style:style>
    <style:style style:name="T54" style:family="text">
      <style:text-properties officeooo:rsid="003efc45"/>
    </style:style>
    <style:style style:name="T55" style:family="text">
      <style:text-properties officeooo:rsid="00623486"/>
    </style:style>
    <style:style style:name="T56" style:family="text">
      <style:text-properties officeooo:rsid="00665c8c"/>
    </style:style>
    <style:style style:name="T57" style:family="text">
      <style:text-properties officeooo:rsid="0062a37f"/>
    </style:style>
    <style:style style:name="T58" style:family="text">
      <style:text-properties officeooo:rsid="0026edbc"/>
    </style:style>
    <style:style style:name="T59" style:family="text">
      <style:text-properties officeooo:rsid="0070f8de"/>
    </style:style>
    <style:style style:name="T60" style:family="text">
      <style:text-properties officeooo:rsid="007260ad"/>
    </style:style>
    <style:style style:name="T61" style:family="text">
      <style:text-properties officeooo:rsid="00238004"/>
    </style:style>
    <style:style style:name="T62" style:family="text">
      <style:text-properties officeooo:rsid="002532d4"/>
    </style:style>
    <style:style style:name="T63" style:family="text">
      <style:text-properties officeooo:rsid="0027a697"/>
    </style:style>
    <style:style style:name="T64" style:family="text">
      <style:text-properties officeooo:rsid="0028b033"/>
    </style:style>
    <style:style style:name="T65" style:family="text">
      <style:text-properties officeooo:rsid="002a58c7"/>
    </style:style>
    <style:style style:name="T66" style:family="text">
      <style:text-properties officeooo:rsid="002aa52a"/>
    </style:style>
    <style:style style:name="T67" style:family="text">
      <style:text-properties officeooo:rsid="002e560a"/>
    </style:style>
    <style:style style:name="T68" style:family="text">
      <style:text-properties officeooo:rsid="0035c7d1"/>
    </style:style>
    <style:style style:name="T69" style:family="text">
      <style:text-properties officeooo:rsid="00360e5e"/>
    </style:style>
    <style:style style:name="T70" style:family="text">
      <style:text-properties officeooo:rsid="0037ee52"/>
    </style:style>
    <style:style style:name="T71" style:family="text">
      <style:text-properties officeooo:rsid="002f6ea4"/>
    </style:style>
    <style:style style:name="T72" style:family="text">
      <style:text-properties officeooo:rsid="002ee0ee"/>
    </style:style>
    <style:style style:name="T73" style:family="text">
      <style:text-properties officeooo:rsid="002f628a"/>
    </style:style>
    <style:style style:name="T74" style:family="text">
      <style:text-properties officeooo:rsid="00161c89"/>
    </style:style>
    <style:style style:name="T75" style:family="text">
      <style:text-properties officeooo:rsid="001bfb69"/>
    </style:style>
    <style:style style:name="T76" style:family="text">
      <style:text-properties officeooo:rsid="0033db22"/>
    </style:style>
    <style:style style:name="T77" style:family="text">
      <style:text-properties officeooo:rsid="0016cb03"/>
    </style:style>
    <style:style style:name="T78" style:family="text">
      <style:text-properties officeooo:rsid="001c71f0"/>
    </style:style>
    <style:style style:name="T79" style:family="text">
      <style:text-properties style:font-name="Arial1" officeooo:rsid="005e8aca" style:font-name-complex="Lohit Hindi1"/>
    </style:style>
    <style:style style:name="T80" style:family="text">
      <style:text-properties officeooo:rsid="001f21b6"/>
    </style:style>
    <style:style style:name="T81" style:family="text">
      <style:text-properties officeooo:rsid="00354fde"/>
    </style:style>
    <style:style style:name="T82" style:family="text">
      <style:text-properties fo:font-weight="bold" officeooo:rsid="0017f4f8" style:font-weight-asian="bold" style:font-weight-complex="bold"/>
    </style:style>
    <style:style style:name="T83" style:family="text">
      <style:text-properties officeooo:rsid="001fe5d2"/>
    </style:style>
    <style:style style:name="T84" style:family="text">
      <style:text-properties officeooo:rsid="00236c77"/>
    </style:style>
    <style:style style:name="T85" style:family="text">
      <style:text-properties officeooo:rsid="0028e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6">الله</text:span> <text:span text:style-name="T9">الرحمن الرحيم</text:span></text:p>
      <text:p text:style-name="P3">سلام عليكم</text:p>
      <text:p text:style-name="P4"/>
      <text:p text:style-name="P5">قال <text:span text:style-name="T6">الله</text:span> <text:span text:style-name="T10">تعالي</text:span> ف<text:span text:style-name="T11">ي</text:span> كتاب<text:span text:style-name="T6">ه</text:span> <text:span text:style-name="T11">ال</text:span>كريم</text:p>
      <text:p text:style-name="P5"><text:span text:style-name="T12">و قل </text:span><text:span text:style-name="T7">رب</text:span><text:span text:style-name="T12"> زدني علما –</text:span><text:span text:style-name="T13"> طه, </text:span><text:span text:style-name="T14">٤</text:span><text:span text:style-name="T15">۱۱ ...</text:span></text:p>
      <text:p text:style-name="P5"><text:span text:style-name="T17">انا أنزل</text:span><text:span text:style-name="T8">ن</text:span><text:span text:style-name="T17">اه قرآنا عربيا </text:span><text:span text:style-name="T18">لعلكم تعقلون –</text:span><text:span text:style-name="T19"> يوسف, </text:span><text:span text:style-name="T16">٢</text:span></text:p>
      <text:p text:style-name="P17">Грамматика. Справочник. Часть 1</text:p>
      <text:h text:style-name="P19" text:outline-level="1">Предложения</text:h>
      <text:h text:style-name="P20" text:outline-level="2">Именные</text:h>
      <text:p text:style-name="P16"><text:span text:style-name="T20">Сказуемое выражено именем. Особенность — в настоящем времени глагол-связка отсутствует, а пред</text:span><text:span text:style-name="T21">и</text:span><text:span text:style-name="T20">кативность выражается:</text:span></text:p>
      <text:p text:style-name="P16"><text:span text:style-name="Пункт"><text:span text:style-name="T20">порядком</text:span></text:span><text:span text:style-name="T20"> слов (сначала подлежащее, а затем сказуемое);</text:span></text:p>
      <text:p text:style-name="P16"><text:span text:style-name="Пункт"><text:span text:style-name="T20">разобщенностью</text:span></text:span><text:span text:style-name="T20"> подлежащего и сказуемого в состоянии (первое, как правило, в определенном состоянии, второе - в неопределенном);</text:span></text:p>
      <text:p text:style-name="P16"><text:span text:style-name="Пункт"><text:span text:style-name="T20">интонацией</text:span></text:span><text:span text:style-name="T20"> (повышением на подлежащем, понижением на сказуемом).</text:span></text:p>
      <text:p text:style-name="P16"><text:span text:style-name="T20">Сказуемое согласуется (за исключением некоторых случаев) с подлежащим в роде, числе и пад</text:span><text:span text:style-name="T21">е</text:span><text:span text:style-name="T20">же.</text:span></text:p>
      <text:p text:style-name="P6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20" text:outline-level="2">Простые именные распространенные</text:h>
      <text:p text:style-name="P6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16"><text:span text:style-name="T20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2">не определено</text:span><text:span text:style-name="T20">, то после сказуемого.</text:span></text:p>
      <text:h text:style-name="P20" text:outline-level="2">Вопросительные</text:h>
      <text:p text:style-name="P6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6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6"><text:soft-page-break/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23">—</text:span> в начале предложения и <text:span text:style-name="Арабиййун">أَمْ</text:span>, <text:span text:style-name="Арабиййун">أَوْ</text:span> <text:span text:style-name="T24">—</text:span> перед словом, противопоставляемым в вопросе.</text:p>
      <text:h text:style-name="P20" text:outline-level="2">Глагольные</text:h>
      <text:p text:style-name="P6">Глагол-сказуемое ставится, как правило, на первом месте и в единственном числе, невзирая на число подлежащего.</text:p>
      <text:p text:style-name="P16"><text:span text:style-name="T20">Если глагол-сказуемое стоит </text:span><text:span text:style-name="Акцент">перед</text:span><text:span text:style-name="T20"> по</text:span><text:span text:style-name="T22">д</text:span><text:span text:style-name="T20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0"> подлежащим женского, то — в единственном женского. Если же глагол-сказуемое следует </text:span><text:span text:style-name="Акцент">за</text:span><text:span text:style-name="T20"> подлежащим, обозначающим лиц, то оно полностью с ним согласуется в роде и числе.</text:span></text:p>
      <text:p text:style-name="P6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19" text:outline-level="1">Время глагола</text:h>
      <text:h text:style-name="P25" text:outline-level="2">Прошедшее</text:h>
      <text:p text:style-name="P7"><text:span text:style-name="T25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6">Отрицанием служит частица </text:span><text:span text:style-name="Арабиййун"><text:span text:style-name="T26">مَا</text:span></text:span><text:span text:style-name="T26">, которая ставится перед глаголом</text:span><text:bookmark-end text:name="__DdeLink__178_2072980557"/><text:span text:style-name="T26">. </text:span><text:span text:style-name="T31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6"><text:span text:style-name="Заголовок_20_таблицы">Род</text:span></text:p>
            </table:table-cell>
            <table:table-cell table:style-name="Таблица1.A1" office:value-type="string">
              <text:p text:style-name="P26"><text:span text:style-name="Заголовок_20_таблицы">Лицо</text:span></text:p>
            </table:table-cell>
            <table:table-cell table:style-name="Таблица1.A1" office:value-type="string">
              <text:p text:style-name="P26"><text:span text:style-name="Заголовок_20_таблицы">Мн. число</text:span></text:p>
            </table:table-cell>
            <table:table-cell table:style-name="Таблица1.A1" office:value-type="string">
              <text:p text:style-name="P26"><text:span text:style-name="Заголовок_20_таблицы">Дв. число</text:span></text:p>
            </table:table-cell>
            <table:table-cell table:style-name="Таблица1.A1" office:value-type="string">
              <text:p text:style-name="P26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9">–</text:p>
          </table:table-cell>
          <table:table-cell table:style-name="Таблица1.B5" office:value-type="string">
            <text:p text:style-name="P29">1-е</text:p>
          </table:table-cell>
          <table:table-cell table:style-name="Таблица1.C5" office:value-type="string">
            <text:p text:style-name="P29"><text:span text:style-name="Арабиййун">ـْناَ</text:span></text:p>
          </table:table-cell>
          <table:table-cell table:style-name="Таблица1.D5" office:value-type="string">
            <text:p text:style-name="P29"><text:span text:style-name="Арабиййун">–</text:span></text:p>
          </table:table-cell>
          <table:table-cell table:style-name="Таблица1.E5" office:value-type="string">
            <text:p text:style-name="P29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9">М.</text:p>
          </table:table-cell>
          <table:table-cell table:style-name="Таблица1.B5" office:value-type="string">
            <text:p text:style-name="P29">2-е</text:p>
          </table:table-cell>
          <table:table-cell table:style-name="Таблица1.C5" office:value-type="string">
            <text:p text:style-name="P30"><text:span text:style-name="Арабиййун">ـْتُمْ</text:span></text:p>
          </table:table-cell>
          <table:table-cell table:style-name="Таблица1.D5" table:number-rows-spanned="2" office:value-type="string">
            <text:p text:style-name="P30"><text:span text:style-name="Арабиййун">ـْتُماَ</text:span></text:p>
          </table:table-cell>
          <table:table-cell table:style-name="Таблица1.E5" office:value-type="string">
            <text:p text:style-name="P31"><text:span text:style-name="Арабиййун"><text:span text:style-name="T32">ـْت</text:span></text:span><text:span text:style-name="Арабиййун"><text:span text:style-name="T33">َ</text:span></text:span></text:p>
          </table:table-cell>
        </table:table-row>
        <table:table-row>
          <table:table-cell table:style-name="Таблица1.A5" office:value-type="string">
            <text:p text:style-name="P29">Ж.</text:p>
          </table:table-cell>
          <table:table-cell table:style-name="Таблица1.B5" office:value-type="string">
            <text:p text:style-name="P29">2-е</text:p>
          </table:table-cell>
          <table:table-cell table:style-name="Таблица1.C5" office:value-type="string">
            <text:p text:style-name="P32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1"><text:span text:style-name="Арабиййун"><text:span text:style-name="T32">ـْت</text:span></text:span><text:span text:style-name="Арабиййун"><text:span text:style-name="T33">ِ</text:span></text:span></text:p>
          </table:table-cell>
        </table:table-row>
        <table:table-row>
          <table:table-cell table:style-name="Таблица1.A5" office:value-type="string">
            <text:p text:style-name="P29">М.</text:p>
          </table:table-cell>
          <table:table-cell table:style-name="Таблица1.B5" office:value-type="string">
            <text:p text:style-name="P29">3-е</text:p>
          </table:table-cell>
          <table:table-cell table:style-name="Таблица1.C5" office:value-type="string">
            <text:p text:style-name="P32"><text:span text:style-name="Арабиййун">ـُوا</text:span></text:p>
          </table:table-cell>
          <table:table-cell table:style-name="Таблица1.D5" office:value-type="string">
            <text:p text:style-name="P32"><text:span text:style-name="Арабиййун">ـَا</text:span></text:p>
          </table:table-cell>
          <table:table-cell table:style-name="Таблица1.E5" office:value-type="string">
            <text:p text:style-name="P32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9">Ж.</text:p>
          </table:table-cell>
          <table:table-cell table:style-name="Таблица1.B6" office:value-type="string">
            <text:p text:style-name="P29">3-е</text:p>
          </table:table-cell>
          <table:table-cell table:style-name="Таблица1.C6" office:value-type="string">
            <text:p text:style-name="P32"><text:span text:style-name="Арабиййун">ـْنَ</text:span></text:p>
          </table:table-cell>
          <table:table-cell table:style-name="Таблица1.D6" office:value-type="string">
            <text:p text:style-name="P33"><text:span text:style-name="Арабиййун">ـَتَا</text:span></text:p>
          </table:table-cell>
          <table:table-cell table:style-name="Таблица1.E6" office:value-type="string">
            <text:p text:style-name="P31"><text:span text:style-name="Арабиййун"><text:span text:style-name="T32">ـ</text:span></text:span><text:span text:style-name="Арабиййун"><text:span text:style-name="T34">َ</text:span></text:span><text:span text:style-name="Арабиййун"><text:span text:style-name="T32">ت</text:span></text:span><text:span text:style-name="Арабиййун"><text:span text:style-name="T34">ْ</text:span></text:span></text:p>
          </table:table-cell>
        </table:table-row>
      </table:table>
      <text:h text:style-name="P25" text:outline-level="2">Настоящ<text:span text:style-name="T35">е</text:span>-будущее</text:h>
      <text:p text:style-name="P8"><text:span text:style-name="T36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37">или для выражения </text:span><text:span text:style-name="T38">действи</text:span><text:span text:style-name="T37">я</text:span><text:span text:style-name="T38">, происходящего многократно или вообще свойственного субъекту</text:span><text:span text:style-name="T36">. </text:span><text:span text:style-name="T39">Образуется от формы прошедшего времени </text:span><text:span text:style-name="T40">добавлением префиксов и окончаний, при этом</text:span><text:span text:style-name="T39"> первый коренной утрачивает огласовку, а второй получает типовую огласовку, которая </text:span><text:soft-page-break/><text:span text:style-name="T39">указывается в словарях как (а), (и) или (у) поставленной после глагола. <text:s/></text:span><text:span text:style-name="T41">Формулы в таблице ниже приведены, как если бы типовой была б дамма. </text:span><text:span text:style-name="T26">Отрицанием служит частица </text:span><text:span text:style-name="Арабиййун"><text:span text:style-name="T27">ﻻَ</text:span></text:span><text:span text:style-name="T26">, которая ставится перед глаголом</text:span><text:span text:style-name="T27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6"><text:span text:style-name="Заголовок_20_таблицы">Род</text:span></text:p>
            </table:table-cell>
            <table:table-cell table:style-name="Таблица2.A1" office:value-type="string">
              <text:p text:style-name="P26"><text:span text:style-name="Заголовок_20_таблицы">Лицо</text:span></text:p>
            </table:table-cell>
            <table:table-cell table:style-name="Таблица2.A1" office:value-type="string">
              <text:p text:style-name="P26"><text:span text:style-name="Заголовок_20_таблицы">Мн. число</text:span></text:p>
            </table:table-cell>
            <table:table-cell table:style-name="Таблица2.A1" office:value-type="string">
              <text:p text:style-name="P26"><text:span text:style-name="Заголовок_20_таблицы">Дв. число</text:span></text:p>
            </table:table-cell>
            <table:table-cell table:style-name="Таблица2.A1" office:value-type="string">
              <text:p text:style-name="P26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9">–</text:p>
          </table:table-cell>
          <table:table-cell table:style-name="Таблица2.B2" office:value-type="string">
            <text:p text:style-name="P29">1-е</text:p>
          </table:table-cell>
          <table:table-cell table:style-name="Таблица2.C2" office:value-type="string">
            <text:p text:style-name="P29"><text:span text:style-name="Арабиййун"><text:span text:style-name="T42">نَ</text:span></text:span><text:span text:style-name="Арабиййун"><text:span text:style-name="T43">ـْ ـُ ـُ</text:span></text:span></text:p>
          </table:table-cell>
          <table:table-cell table:style-name="Таблица2.D2" office:value-type="string">
            <text:p text:style-name="P29"><text:span text:style-name="Арабиййун">–</text:span></text:p>
          </table:table-cell>
          <table:table-cell table:style-name="Таблица2.E2" office:value-type="string">
            <text:p text:style-name="P34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9">М.</text:p>
          </table:table-cell>
          <table:table-cell table:style-name="Таблица2.B3" office:value-type="string">
            <text:p text:style-name="P29">2-е</text:p>
          </table:table-cell>
          <table:table-cell table:style-name="Таблица2.C3" office:value-type="string">
            <text:p text:style-name="P29"><text:span text:style-name="Арабиййун"><text:span text:style-name="T44">تَ</text:span></text:span><text:span text:style-name="Арабиййун"><text:span text:style-name="T43">ـْ ـُ ـُ</text:span></text:span><text:span text:style-name="Арабиййун"><text:span text:style-name="T42">ونَ</text:span></text:span></text:p>
          </table:table-cell>
          <table:table-cell table:style-name="Таблица2.D4" table:number-rows-spanned="2" office:value-type="string">
            <text:p text:style-name="P29"><text:span text:style-name="Арабиййун"><text:span text:style-name="T44">تَ</text:span></text:span><text:span text:style-name="Арабиййун"><text:span text:style-name="T43">ـْ ـُ ـ</text:span></text:span><text:span text:style-name="Арабиййун"><text:span text:style-name="T45">َانِ</text:span></text:span></text:p>
          </table:table-cell>
          <table:table-cell table:style-name="Таблица2.E3" office:value-type="string">
            <text:p text:style-name="P29"><text:span text:style-name="Арабиййун"><text:span text:style-name="T44">تَ</text:span></text:span><text:span text:style-name="Арабиййун"><text:span text:style-name="T43">ـْ ـُ ـُ</text:span></text:span></text:p>
          </table:table-cell>
        </table:table-row>
        <table:table-row>
          <table:table-cell table:style-name="Таблица2.A4" office:value-type="string">
            <text:p text:style-name="P29">Ж.</text:p>
          </table:table-cell>
          <table:table-cell table:style-name="Таблица2.B4" office:value-type="string">
            <text:p text:style-name="P29">2-е</text:p>
          </table:table-cell>
          <table:table-cell table:style-name="Таблица2.C4" office:value-type="string">
            <text:p text:style-name="P29"><text:span text:style-name="Арабиййун"><text:span text:style-name="T44">تَ</text:span></text:span><text:span text:style-name="Арабиййун"><text:span text:style-name="T43">ـْ ـُ ـ</text:span></text:span><text:span text:style-name="Арабиййун"><text:span text:style-name="T42">ْنَ</text:span></text:span></text:p>
          </table:table-cell>
          <table:covered-table-cell/>
          <table:table-cell table:style-name="Таблица2.E4" office:value-type="string">
            <text:p text:style-name="P29"><text:span text:style-name="Арабиййун"><text:span text:style-name="T44">تَ</text:span></text:span><text:span text:style-name="Арабиййун"><text:span text:style-name="T43">ـْ ـُ ـ</text:span></text:span><text:span text:style-name="Арабиййун"><text:span text:style-name="T44">ِينَ</text:span></text:span></text:p>
          </table:table-cell>
        </table:table-row>
        <table:table-row>
          <table:table-cell table:style-name="Таблица2.A5" office:value-type="string">
            <text:p text:style-name="P29">М.</text:p>
          </table:table-cell>
          <table:table-cell table:style-name="Таблица2.B5" office:value-type="string">
            <text:p text:style-name="P29">3-е</text:p>
          </table:table-cell>
          <table:table-cell table:style-name="Таблица2.C5" office:value-type="string">
            <text:p text:style-name="P29"><text:span text:style-name="Арабиййун"><text:span text:style-name="T46">يَ</text:span></text:span><text:span text:style-name="Арабиййун"><text:span text:style-name="T43">ـْ ـُ ـُ</text:span></text:span><text:span text:style-name="Арабиййун"><text:span text:style-name="T42">ونَ</text:span></text:span></text:p>
          </table:table-cell>
          <table:table-cell table:style-name="Таблица2.D5" office:value-type="string">
            <text:p text:style-name="P29"><text:span text:style-name="Арабиййун"><text:span text:style-name="T47">يَ</text:span></text:span><text:span text:style-name="Арабиййун"><text:span text:style-name="T43">ـْ ـُ ـ</text:span></text:span><text:span text:style-name="Арабиййун"><text:span text:style-name="T45">َانِ</text:span></text:span></text:p>
          </table:table-cell>
          <table:table-cell table:style-name="Таблица2.E5" office:value-type="string">
            <text:p text:style-name="P29"><text:span text:style-name="Арабиййун"><text:span text:style-name="T44">يَ</text:span></text:span><text:span text:style-name="Арабиййун"><text:span text:style-name="T43">ـْ ـُ ـُ</text:span></text:span></text:p>
          </table:table-cell>
        </table:table-row>
        <table:table-row>
          <table:table-cell table:style-name="Таблица2.A6" office:value-type="string">
            <text:p text:style-name="P29">Ж.</text:p>
          </table:table-cell>
          <table:table-cell table:style-name="Таблица2.B6" office:value-type="string">
            <text:p text:style-name="P29">3-е</text:p>
          </table:table-cell>
          <table:table-cell table:style-name="Таблица2.C6" office:value-type="string">
            <text:p text:style-name="P29"><text:span text:style-name="Арабиййун"><text:span text:style-name="T46">يَ</text:span></text:span><text:span text:style-name="Арабиййун"><text:span text:style-name="T43">ـْ ـُ ـ</text:span></text:span><text:span text:style-name="Арабиййун"><text:span text:style-name="T42">ْنَ</text:span></text:span></text:p>
          </table:table-cell>
          <table:table-cell table:style-name="Таблица2.D6" office:value-type="string">
            <text:p text:style-name="P29"><text:span text:style-name="Арабиййун"><text:span text:style-name="T44">تَ</text:span></text:span><text:span text:style-name="Арабиййун"><text:span text:style-name="T43">ـْ ـُ ـ</text:span></text:span><text:span text:style-name="Арабиййун"><text:span text:style-name="T45">َانِ</text:span></text:span></text:p>
          </table:table-cell>
          <table:table-cell table:style-name="Таблица2.E6" office:value-type="string">
            <text:p text:style-name="P29"><text:span text:style-name="Арабиййун"><text:span text:style-name="T44">تَ</text:span></text:span><text:span text:style-name="Арабиййун"><text:span text:style-name="T43">ـْ ـُ ـُ</text:span></text:span></text:p>
          </table:table-cell>
        </table:table-row>
      </table:table>
      <text:h text:style-name="P25" text:outline-level="2">Будущее</text:h>
      <text:p text:style-name="P16"><text:span text:style-name="T48">Образуется на основе настояще-будущего времени путем прибавления к ней префикса </text:span><text:span text:style-name="Арабиййун"><text:span text:style-name="T48">سَو</text:span></text:span><text:span text:style-name="Арабиййун"><text:span text:style-name="T49">ْ</text:span></text:span><text:span text:style-name="Арабиййун"><text:span text:style-name="T48">فَ</text:span></text:span><text:span text:style-name="T48"> или его сокращенного варианта </text:span><text:span text:style-name="Арабиййун"><text:span text:style-name="T48">سَ</text:span></text:span><text:span text:style-name="T48">, при этом последний пишется слитно, а первый раздельно. </text:span><text:span text:style-name="T35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50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51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будущее действие. </text:span><text:span text:style-name="T52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36">Я буду писать</text:p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6"><text:span text:style-name="Арабиййун">أَكْتُبُ</text:span></text:p>
          </table:table-cell>
          <table:table-cell table:style-name="Таблица3.A1" office:value-type="string">
            <text:p text:style-name="P59"><text:span text:style-name="T53">Я на</text:span><text:span text:style-name="T54">(</text:span><text:span text:style-name="T53">пишу</text:span><text:span text:style-name="T54">)</text:span></text:p>
          </table:table-cell>
        </table:table-row>
        <table:table-row>
          <table:table-cell table:style-name="Таблица3.A1" office:value-type="string">
            <text:p text:style-name="P37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36">Он будет читать</text:p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6"><text:span text:style-name="Арабиййун">يَقْرَأُ</text:span></text:p>
          </table:table-cell>
          <table:table-cell table:style-name="Таблица3.A1" office:value-type="string">
            <text:p text:style-name="P59"><text:span text:style-name="T53">Он про</text:span><text:span text:style-name="T54">(</text:span><text:span text:style-name="T53">читает</text:span><text:span text:style-name="T54">)</text:span></text:p>
          </table:table-cell>
        </table:table-row>
      </table:table>
      <text:p text:style-name="P8"><text:span text:style-name="T26">Отрицанием служит частица </text:span><text:span text:style-name="Арабиййун"><text:span text:style-name="T27">ﻻَ</text:span></text:span><text:span text:style-name="T26">, которая ставится </text:span><text:span text:style-name="T28">между префиксом </text:span><text:span text:style-name="Арабиййун"><text:span text:style-name="T28">سوف</text:span></text:span><text:span text:style-name="T28"> и</text:span><text:span text:style-name="T26"> глагол</text:span><text:span text:style-name="T28">ьной формой</text:span><text:span text:style-name="T27">. </text:span><text:span text:style-name="T28">Префикс </text:span><text:span text:style-name="Арабиййун"><text:span text:style-name="T28">س</text:span></text:span><text:span text:style-name="T28"> с отрицанием не употребляется.</text:span></text:p>
      <text:h text:style-name="P19" text:outline-level="1">Местоимения</text:h>
      <text:h text:style-name="P25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6"><text:span text:style-name="Заголовок_20_таблицы">Род</text:span></text:p>
            </table:table-cell>
            <table:table-cell table:style-name="Таблица4.A1" office:value-type="string">
              <text:p text:style-name="P26"><text:span text:style-name="Заголовок_20_таблицы">Лицо</text:span></text:p>
            </table:table-cell>
            <table:table-cell table:style-name="Таблица4.A1" office:value-type="string">
              <text:p text:style-name="P26"><text:span text:style-name="Заголовок_20_таблицы">Мн. число</text:span></text:p>
            </table:table-cell>
            <table:table-cell table:style-name="Таблица4.A1" office:value-type="string">
              <text:p text:style-name="P26"><text:span text:style-name="Заголовок_20_таблицы">Дв. число</text:span></text:p>
            </table:table-cell>
            <table:table-cell table:style-name="Таблица4.A1" office:value-type="string">
              <text:p text:style-name="P26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9">–</text:p>
          </table:table-cell>
          <table:table-cell table:style-name="Таблица4.B5" office:value-type="string">
            <text:p text:style-name="P29">1-е</text:p>
          </table:table-cell>
          <table:table-cell table:style-name="Таблица4.C5" office:value-type="string">
            <text:p text:style-name="P38"><text:span text:style-name="Арабиййун">نَحْنُ</text:span></text:p>
          </table:table-cell>
          <table:table-cell table:style-name="Таблица4.D4" office:value-type="string">
            <text:p text:style-name="P29"><text:span text:style-name="Арабиййун">–</text:span></text:p>
          </table:table-cell>
          <table:table-cell table:style-name="Таблица4.E5" office:value-type="string">
            <text:p text:style-name="P39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9">М.</text:p>
          </table:table-cell>
          <table:table-cell table:style-name="Таблица4.B5" office:value-type="string">
            <text:p text:style-name="P29">2-е</text:p>
          </table:table-cell>
          <table:table-cell table:style-name="Таблица4.C5" office:value-type="string">
            <text:p text:style-name="P40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39"><text:span text:style-name="Арабиййун">أَنْتُمَا</text:span></text:p>
          </table:table-cell>
          <table:table-cell table:style-name="Таблица4.E5" office:value-type="string">
            <text:p text:style-name="P39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9">Ж.</text:p>
          </table:table-cell>
          <table:table-cell table:style-name="Таблица4.B5" office:value-type="string">
            <text:p text:style-name="P29">2-е</text:p>
          </table:table-cell>
          <table:table-cell table:style-name="Таблица4.C5" office:value-type="string">
            <text:p text:style-name="P40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39"><text:span text:style-name="Арабиййун">أَنْتِ</text:span></text:p>
          </table:table-cell>
        </table:table-row>
        <text:soft-page-break/>
        <table:table-row>
          <table:table-cell table:style-name="Таблица4.A5" office:value-type="string">
            <text:p text:style-name="P29">М.</text:p>
          </table:table-cell>
          <table:table-cell table:style-name="Таблица4.B5" office:value-type="string">
            <text:p text:style-name="P29">3-е</text:p>
          </table:table-cell>
          <table:table-cell table:style-name="Таблица4.C5" office:value-type="string">
            <text:p text:style-name="P40"><text:span text:style-name="Арабиййун">هُمْ</text:span></text:p>
          </table:table-cell>
          <table:table-cell table:style-name="Таблица4.D6" table:number-rows-spanned="2" office:value-type="string">
            <text:p text:style-name="P38"><text:span text:style-name="Арабиййун">هُمَا</text:span></text:p>
          </table:table-cell>
          <table:table-cell table:style-name="Таблица4.E5" office:value-type="string">
            <text:p text:style-name="P39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9">Ж.</text:p>
          </table:table-cell>
          <table:table-cell table:style-name="Таблица4.B6" office:value-type="string">
            <text:p text:style-name="P29">3-е</text:p>
          </table:table-cell>
          <table:table-cell table:style-name="Таблица4.C6" office:value-type="string">
            <text:p text:style-name="P40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39"><text:span text:style-name="Арабиййун">هِىَ</text:span></text:p>
          </table:table-cell>
        </table:table-row>
      </table:table>
      <text:h text:style-name="P24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6"><text:span text:style-name="Заголовок_20_таблицы">Ед. число</text:span></text:p>
            </table:table-cell>
            <table:table-cell table:style-name="Таблица9.A1" office:value-type="string">
              <text:p text:style-name="P26"><text:span text:style-name="Заголовок_20_таблицы">Дв. число</text:span></text:p>
            </table:table-cell>
            <table:table-cell table:style-name="Таблица9.A1" office:value-type="string">
              <text:p text:style-name="P26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38"><text:span text:style-name="Арабиййун"><text:span text:style-name="T55">هٰذَا</text:span></text:span><text:span text:style-name="T55"> </text:span><text:span text:style-name="T56">этот</text:span></text:p>
          </table:table-cell>
          <table:table-cell table:style-name="Таблица9.B2" office:value-type="string">
            <text:p text:style-name="P38"><text:span text:style-name="Арабиййун"><text:span text:style-name="T55">هٰذَانِ</text:span></text:span><text:span text:style-name="T55"> </text:span><text:span text:style-name="T56">эти (два)</text:span></text:p>
          </table:table-cell>
          <table:table-cell table:style-name="Таблица9.C2" office:value-type="string">
            <text:p text:style-name="P39"><text:span text:style-name="Арабиййун"><text:span text:style-name="T55">هَؤُﻻَءِ</text:span></text:span><text:span text:style-name="T55"> </text:span><text:span text:style-name="T56">эти (для лиц)</text:span></text:p>
          </table:table-cell>
        </table:table-row>
        <table:table-row>
          <table:table-cell table:style-name="Таблица9.A4" office:value-type="string">
            <text:p text:style-name="P38"><text:span text:style-name="Арабиййун"><text:span text:style-name="T55">هٰذِهِ</text:span></text:span><text:span text:style-name="T55"> </text:span><text:span text:style-name="T56">эта</text:span></text:p>
          </table:table-cell>
          <table:table-cell table:style-name="Таблица9.B4" office:value-type="string">
            <text:p text:style-name="P38"><text:span text:style-name="Арабиййун"><text:span text:style-name="T55">هَاتَانِ</text:span></text:span><text:span text:style-name="T55"> </text:span><text:span text:style-name="T56">эти (две)</text:span></text:p>
          </table:table-cell>
          <table:table-cell table:style-name="Таблица9.C4" office:value-type="string">
            <text:p text:style-name="P38"><text:span text:style-name="Арабиййун"><text:span text:style-name="T55">هٰذِهِ</text:span></text:span><text:span text:style-name="T55"> </text:span><text:span text:style-name="T56">эти (для всех прочих имен)</text:span></text:p>
          </table:table-cell>
        </table:table-row>
        <table:table-row>
          <table:table-cell table:style-name="Таблица9.A4" office:value-type="string">
            <text:p text:style-name="P38"><text:span text:style-name="Арабиййун"><text:span text:style-name="T57">ذٰلِكَ</text:span></text:span><text:span text:style-name="T57"> </text:span><text:span text:style-name="T56">тот</text:span></text:p>
          </table:table-cell>
          <table:table-cell table:style-name="Таблица9.B4" office:value-type="string">
            <text:p text:style-name="P38"><text:span text:style-name="Арабиййун"><text:span text:style-name="T57">ذَانِّكَ</text:span></text:span><text:span text:style-name="T57"> </text:span><text:span text:style-name="T56">те (двое)</text:span></text:p>
          </table:table-cell>
          <table:table-cell table:style-name="Таблица9.C4" office:value-type="string">
            <text:p text:style-name="P38"><text:span text:style-name="Арабиййун"><text:span text:style-name="T57">أُولٰئِكَ</text:span></text:span><text:span text:style-name="T57"> </text:span><text:span text:style-name="T56">те (для лиц)</text:span></text:p>
          </table:table-cell>
        </table:table-row>
        <table:table-row>
          <table:table-cell table:style-name="Таблица9.A5" office:value-type="string">
            <text:p text:style-name="P31"><text:span text:style-name="Арабиййун"><text:span text:style-name="T57">تِلْكَ</text:span></text:span><text:span text:style-name="T57"> </text:span><text:span text:style-name="T56">та</text:span></text:p>
          </table:table-cell>
          <table:table-cell table:style-name="Таблица9.B5" office:value-type="string">
            <text:p text:style-name="P38"><text:span text:style-name="Арабиййун"><text:span text:style-name="T57">تَانِّكَ</text:span></text:span><text:span text:style-name="T57"> </text:span><text:span text:style-name="T56">те (две)</text:span></text:p>
          </table:table-cell>
          <table:table-cell table:style-name="Таблица9.C5" office:value-type="string">
            <text:p text:style-name="P38"><text:span text:style-name="Арабиййун"><text:span text:style-name="T57">تِلْكَ</text:span></text:span><text:span text:style-name="T57"> </text:span><text:span text:style-name="T56">те (для всех прочих имен)</text:span></text:p>
          </table:table-cell>
        </table:table-row>
      </table:table>
      <text:h text:style-name="P25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7"><text:span text:style-name="Заголовок_20_таблицы">Число</text:span></text:p>
            </table:table-cell>
            <table:table-cell table:style-name="Таблица5.A1" office:value-type="string">
              <text:p text:style-name="P27"><text:span text:style-name="Заголовок_20_таблицы">Лицо, род</text:span></text:p>
            </table:table-cell>
            <table:table-cell table:style-name="Таблица5.A1" office:value-type="string">
              <text:p text:style-name="P27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8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8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41">Ед.</text:p>
          </table:table-cell>
          <table:table-cell table:style-name="Таблица5.B12" office:value-type="string">
            <text:p text:style-name="P41">1-е</text:p>
          </table:table-cell>
          <table:table-cell table:style-name="Таблица5.C12" office:value-type="string">
            <text:p text:style-name="P42"><text:span text:style-name="Арабиййун"><text:span text:style-name="T58"><text:note text:id="ftn1" text:note-class="footnote"><text:note-citation>1</text:note-citation><text:note-body><text:p text:style-name="P60"><text:span text:style-name="T59">Правая</text:span> форма для существительных, две <text:span text:style-name="T59">левые —</text:span><text:span text:style-name="T60"> </text:span>для глаголов и предлогов.</text:p></text:note-body></text:note></text:span></text:span><text:span text:style-name="Арабиййун"><text:span text:style-name="T58">ـِى</text:span></text:span><text:span text:style-name="T58">،</text:span><text:span text:style-name="Арабиййун"><text:span text:style-name="T58">نِى</text:span></text:span><text:span text:style-name="T58">،</text:span><text:span text:style-name="Арабиййун"><text:span text:style-name="T58">ىِ</text:span></text:span></text:p>
          </table:table-cell>
          <table:table-cell table:style-name="Таблица5.D12" office:value-type="string">
            <text:p text:style-name="P43">мой, моя, мое, мои</text:p>
          </table:table-cell>
          <table:table-cell table:style-name="Таблица5.E12" office:value-type="string">
            <text:p text:style-name="P31"><text:span text:style-name="T61">мне, </text:span><text:s/><text:span text:style-name="T62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41">2-е, м. р.</text:p>
          </table:table-cell>
          <table:table-cell table:style-name="Таблица5.C12" office:value-type="string">
            <text:p text:style-name="P42"><text:span text:style-name="Арабиййун">كَ</text:span></text:p>
          </table:table-cell>
          <table:table-cell table:style-name="Таблица5.D12" office:value-type="string">
            <text:p text:style-name="P43">твой, твоя, твое, твои</text:p>
          </table:table-cell>
          <table:table-cell table:style-name="Таблица5.E12" office:value-type="string">
            <text:p text:style-name="P44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1">2-е, ж. р.</text:p>
          </table:table-cell>
          <table:table-cell table:style-name="Таблица5.C12" office:value-type="string">
            <text:p text:style-name="P42"><text:span text:style-name="Арабиййун">كِ</text:span></text:p>
          </table:table-cell>
          <table:table-cell table:style-name="Таблица5.D12" office:value-type="string">
            <text:p text:style-name="P43">твой, твоя, твое, твои</text:p>
          </table:table-cell>
          <table:table-cell table:style-name="Таблица5.E12" office:value-type="string">
            <text:p text:style-name="P44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1">3-е, м. р.</text:p>
          </table:table-cell>
          <table:table-cell table:style-name="Таблица5.C12" office:value-type="string">
            <text:p text:style-name="P42"><text:span text:style-name="Арабиййун">هُ</text:span></text:p>
          </table:table-cell>
          <table:table-cell table:style-name="Таблица5.D12" office:value-type="string">
            <text:p text:style-name="P43">его</text:p>
          </table:table-cell>
          <table:table-cell table:style-name="Таблица5.E12" office:value-type="string">
            <text:p text:style-name="P44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41">3-е, ж. р.</text:p>
          </table:table-cell>
          <table:table-cell table:style-name="Таблица5.C6" office:value-type="string">
            <text:p text:style-name="P42"><text:span text:style-name="Арабиййун">هَا</text:span></text:p>
          </table:table-cell>
          <table:table-cell table:style-name="Таблица5.D6" office:value-type="string">
            <text:p text:style-name="P43">ее, их (неодуш.)</text:p>
          </table:table-cell>
          <table:table-cell table:style-name="Таблица5.E6" office:value-type="string">
            <text:p text:style-name="P44">ее, ей и т. д.</text:p>
          </table:table-cell>
        </table:table-row>
        <table:table-row>
          <table:table-cell table:style-name="Таблица5.A8" table:number-rows-spanned="2" office:value-type="string">
            <text:p text:style-name="P41">Дв.</text:p>
          </table:table-cell>
          <table:table-cell table:style-name="Таблица5.B7" office:value-type="string">
            <text:p text:style-name="P41">2-е</text:p>
          </table:table-cell>
          <table:table-cell table:style-name="Таблица5.C7" office:value-type="string">
            <text:p text:style-name="P42"><text:span text:style-name="Арабиййун">كُمَا</text:span></text:p>
          </table:table-cell>
          <table:table-cell table:style-name="Таблица5.D7" office:value-type="string">
            <text:p text:style-name="P43">ваш, ваше, ваша, ваши (вас обоих, вас обеих)</text:p>
          </table:table-cell>
          <table:table-cell table:style-name="Таблица5.E7" office:value-type="string">
            <text:p text:style-name="P44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41">3-<text:span text:style-name="T58">е</text:span></text:p>
          </table:table-cell>
          <table:table-cell table:style-name="Таблица5.C8" office:value-type="string">
            <text:p text:style-name="P42"><text:span text:style-name="Арабиййун">هُمَا</text:span></text:p>
          </table:table-cell>
          <table:table-cell table:style-name="Таблица5.D8" office:value-type="string">
            <text:p text:style-name="P43">их (обоих, обеих)</text:p>
          </table:table-cell>
          <table:table-cell table:style-name="Таблица5.E8" office:value-type="string">
            <text:p text:style-name="P44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41">Мн.</text:p>
          </table:table-cell>
          <table:table-cell table:style-name="Таблица5.B12" office:value-type="string">
            <text:p text:style-name="P41">1-е</text:p>
          </table:table-cell>
          <table:table-cell table:style-name="Таблица5.C12" office:value-type="string">
            <text:p text:style-name="P45"><text:span text:style-name="Арабиййун">نَا</text:span></text:p>
          </table:table-cell>
          <table:table-cell table:style-name="Таблица5.D12" office:value-type="string">
            <text:p text:style-name="P43">наш, наша, наше, наши</text:p>
          </table:table-cell>
          <table:table-cell table:style-name="Таблица5.E12" office:value-type="string">
            <text:p text:style-name="P44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1">2-е, м. р.</text:p>
          </table:table-cell>
          <table:table-cell table:style-name="Таблица5.C12" office:value-type="string">
            <text:p text:style-name="P45"><text:span text:style-name="Арабиййун">كُمْ</text:span></text:p>
          </table:table-cell>
          <table:table-cell table:style-name="Таблица5.D12" office:value-type="string">
            <text:p text:style-name="P43">ваш, ваша, ваше, ваши</text:p>
          </table:table-cell>
          <table:table-cell table:style-name="Таблица5.E12" office:value-type="string">
            <text:p text:style-name="P44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1">2-е, ж. р.</text:p>
          </table:table-cell>
          <table:table-cell table:style-name="Таблица5.C12" office:value-type="string">
            <text:p text:style-name="P45"><text:span text:style-name="Арабиййун">كُنَّ</text:span></text:p>
          </table:table-cell>
          <table:table-cell table:style-name="Таблица5.D12" office:value-type="string">
            <text:p text:style-name="P43">ваш, ваша, ваше, ваши</text:p>
          </table:table-cell>
          <table:table-cell table:style-name="Таблица5.E12" office:value-type="string">
            <text:p text:style-name="P44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1">3-е, м. р.</text:p>
          </table:table-cell>
          <table:table-cell table:style-name="Таблица5.C12" office:value-type="string">
            <text:p text:style-name="P45"><text:span text:style-name="Арабиййун">هُمْ</text:span></text:p>
          </table:table-cell>
          <table:table-cell table:style-name="Таблица5.D12" office:value-type="string">
            <text:p text:style-name="P43">их</text:p>
          </table:table-cell>
          <table:table-cell table:style-name="Таблица5.E12" office:value-type="string">
            <text:p text:style-name="P44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41">3-е, ж. р.</text:p>
          </table:table-cell>
          <table:table-cell table:style-name="Таблица5.C13" office:value-type="string">
            <text:p text:style-name="P45"><text:span text:style-name="Арабиййун">هُنَّ</text:span></text:p>
          </table:table-cell>
          <table:table-cell table:style-name="Таблица5.D13" office:value-type="string">
            <text:p text:style-name="P43">их</text:p>
          </table:table-cell>
          <table:table-cell table:style-name="Таблица5.E13" office:value-type="string">
            <text:p text:style-name="P44">их, им и т. д.</text:p>
          </table:table-cell>
        </table:table-row>
      </table:table>
      <text:p text:style-name="P9"><text:soft-page-break/><text:span text:style-name="Пункт"><text:span text:style-name="T63">П</text:span></text:span><text:span text:style-name="Пункт">рисоединяясь</text:span> к существительным, <text:span text:style-name="T63">с</text:span>литные местоимения выполняют функцию притяжательных местоимений. <text:span text:style-name="T64">При согласовании учитывается грамматический род владельца предмета, а не род самого предмета. Существительное ставиться в определенном состоянии, но без артикля. При склонении изменяется только падежное окончание существительного. </text:span><text:span text:style-name="T65">Однако, местоимения 3-го лица, за исключением ед. числа ж. рода, произносятся с кясрой, если им предшествует кясра, долгий </text:span><text:span text:style-name="Арабиййун"><text:span text:style-name="T37">ـِى</text:span></text:span><text:span text:style-name="T65"> или дифтонг </text:span><text:span text:style-name="Арабиййун"><text:span text:style-name="T37">ـَىْ</text:span></text:span><text:span text:style-name="T65">.</text:span></text:p>
      <text:p text:style-name="P9"><text:span text:style-name="Пункт"><text:span text:style-name="T63">Присоединяясь</text:span></text:span> к глаголам и предлогам, <text:span text:style-name="T63">слитные местоимения выполняют функцию</text:span> личных местоимений в косвенных падежах. <text:span text:style-name="T65">Форма </text:span><text:span text:style-name="Арабиййун"><text:span text:style-name="T65">نِى</text:span></text:span><text:span text:style-name="T65"> используется с глаголами, а также с предлогами </text:span><text:span text:style-name="Арабиййун"><text:span text:style-name="T65">مِنْ</text:span></text:span><text:span text:style-name="T65">، </text:span><text:span text:style-name="Арабиййун"><text:span text:style-name="T65">عَنْ</text:span></text:span><text:span text:style-name="T65">, при которых удвоение </text:span><text:span text:style-name="Акцент"><text:span text:style-name="T65">н</text:span></text:span><text:span text:style-name="T65"> обозначается ташдидом. </text:span><text:span text:style-name="T66">При соединении местоимения 1-го лица с предлогами </text:span><text:span text:style-name="Арабиййун"><text:span text:style-name="T66">إِلَى</text:span></text:span><text:span text:style-name="T66">، </text:span><text:span text:style-name="Арабиййун"><text:span text:style-name="T66">عَلَى</text:span></text:span><text:span text:style-name="T66">، </text:span><text:span text:style-name="Арабиййун"><text:span text:style-name="T66">فِى</text:span></text:span><text:span text:style-name="T66"> удвоение </text:span><text:span text:style-name="Акцент"><text:span text:style-name="T66">и</text:span></text:span><text:span text:style-name="T66"> на письме не обозначается, но подразумевается или иногда обозначается ташдидом. <text:s/>При соединении остальных местоимени</text:span><text:span text:style-name="T67">й</text:span><text:span text:style-name="T66"> с предлогами </text:span><text:span text:style-name="Арабиййун"><text:span text:style-name="T66">إِلَى</text:span></text:span><text:span text:style-name="T66">، </text:span><text:span text:style-name="Арабиййун"><text:span text:style-name="T66">عَلَى</text:span></text:span><text:span text:style-name="T66"> они произносятся как </text:span><text:span text:style-name="Арабиййун"><text:span text:style-name="T66">إِلَيْـ</text:span></text:span><text:span text:style-name="T66">، </text:span><text:span text:style-name="Арабиййун"><text:span text:style-name="T66">عَلَيْـ</text:span></text:span><text:span text:style-name="T66">. При соединении местоимений, за исключением 1-го лица ед. числа, с предлогом </text:span><text:span text:style-name="Арабиййун"><text:span text:style-name="T66">لِ</text:span></text:span><text:span text:style-name="T66"> последний получает фатху. </text:span><text:span text:style-name="T68">При соединении с глаголом в форме 2-го лица множественного числа мужского рода прошедшего времени </text:span><text:span text:style-name="T69">между слитным местоимением и окончанием глагола включается </text:span><text:span text:style-name="Арабиййун"><text:span text:style-name="T69">ـُو</text:span></text:span><text:span text:style-name="T69">. </text:span><text:span text:style-name="T70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70">ـُوا</text:span></text:span><text:span text:style-name="T70"> опускается.</text:span></text:p>
      <text:h text:style-name="P25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46">Им.</text:p>
          </table:table-cell>
          <table:table-cell table:style-name="Таблица6.A1" office:value-type="string">
            <text:p text:style-name="P46"><text:span text:style-name="Арабиййун">أَ</text:span><text:span text:style-name="Арабиййун"><text:span text:style-name="T67">بِى</text:span></text:span><text:span text:style-name="T71"> мой отец</text:span></text:p>
          </table:table-cell>
          <table:table-cell table:style-name="Таблица6.A1" office:value-type="string">
            <text:p text:style-name="P47"><text:span text:style-name="Арабиййун"><text:span text:style-name="T72">أَبُوهُ</text:span></text:span><text:span text:style-name="T71"> его отца</text:span></text:p>
          </table:table-cell>
          <table:table-cell table:style-name="Таблица6.A1" office:value-type="string">
            <text:p text:style-name="P47"><text:span text:style-name="Арабиййун"><text:span text:style-name="T73">أَبُونَا</text:span></text:span><text:span text:style-name="T71"> наш отец</text:span></text:p>
          </table:table-cell>
        </table:table-row>
        <table:table-row>
          <table:table-cell table:style-name="Таблица6.A2" office:value-type="string">
            <text:p text:style-name="P46">Род.</text:p>
          </table:table-cell>
          <table:table-cell table:style-name="Таблица6.A2" office:value-type="string">
            <text:p text:style-name="P46"><text:span text:style-name="Арабиййун">أَ</text:span><text:span text:style-name="Арабиййун"><text:span text:style-name="T67">بِى</text:span></text:span><text:span text:style-name="T71"> моего отца</text:span></text:p>
          </table:table-cell>
          <table:table-cell table:style-name="Таблица6.A2" office:value-type="string">
            <text:p text:style-name="P47"><text:span text:style-name="Арабиййун"><text:span text:style-name="T72">أَبِيهِ</text:span></text:span><text:span text:style-name="T71"> его отца</text:span></text:p>
          </table:table-cell>
          <table:table-cell table:style-name="Таблица6.A2" office:value-type="string">
            <text:p text:style-name="P47"><text:span text:style-name="Арабиййун"><text:span text:style-name="T73">أَبِينَا</text:span></text:span><text:span text:style-name="T71"> нашего отца</text:span></text:p>
          </table:table-cell>
        </table:table-row>
        <table:table-row>
          <table:table-cell table:style-name="Таблица6.A3" office:value-type="string">
            <text:p text:style-name="P46">Вин.</text:p>
          </table:table-cell>
          <table:table-cell table:style-name="Таблица6.A3" office:value-type="string">
            <text:p text:style-name="P46"><text:span text:style-name="Арабиййун">أَ</text:span><text:span text:style-name="Арабиййун"><text:span text:style-name="T67">بِى</text:span></text:span><text:span text:style-name="T71"> моего отца</text:span></text:p>
          </table:table-cell>
          <table:table-cell table:style-name="Таблица6.A3" office:value-type="string">
            <text:p text:style-name="P47"><text:span text:style-name="Арабиййун"><text:span text:style-name="T72">أَبَاهُ</text:span></text:span><text:span text:style-name="T71"> его отца</text:span></text:p>
          </table:table-cell>
          <table:table-cell table:style-name="Таблица6.A3" office:value-type="string">
            <text:p text:style-name="P47"><text:span text:style-name="Арабиййун"><text:span text:style-name="T73">أَبَانَا</text:span></text:span><text:span text:style-name="T71"> нашего отца</text:span></text:p>
          </table:table-cell>
        </table:table-row>
      </table:table>
      <text:p text:style-name="P10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8">Им.</text:p>
          </table:table-cell>
          <table:table-cell table:style-name="Таблица7.A1" office:value-type="string">
            <text:p text:style-name="P48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48">Род.</text:p>
          </table:table-cell>
          <table:table-cell table:style-name="Таблица7.A2" office:value-type="string">
            <text:p text:style-name="P48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48">Вин.</text:p>
          </table:table-cell>
          <table:table-cell table:style-name="Таблица7.A3" office:value-type="string">
            <text:p text:style-name="P48"><text:span text:style-name="Арабиййун">أَبَا صديقى</text:span> отца моего товарища</text:p>
          </table:table-cell>
        </table:table-row>
      </table:table>
      <text:h text:style-name="P19" text:outline-level="1">Прилагательные</text:h>
      <text:h text:style-name="P25" text:outline-level="2">Качественные</text:h>
      <text:p text:style-name="P11">Наибольшее распространение имеют следующие формулы:</text:p>
      <text:p text:style-name="P11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2"><text:span text:style-name="T74">Женский род от </text:span><text:span text:style-name="T75">правых</text:span><text:span text:style-name="T74"> трех образуется стандартным образом </text:span><text:span text:style-name="T75">(</text:span><text:span text:style-name="Арабиййун"><text:span text:style-name="T75">ـَةٌ</text:span></text:span><text:span text:style-name="T75">)</text:span><text:span text:style-name="T74">, </text:span><text:span text:style-name="T75">левая</text:span><text:span text:style-name="T74"> же формула общая для обеих родов.</text:span></text:p>
      <text:h text:style-name="P21" text:outline-level="2"><text:soft-page-break/>Относительные</text:h>
      <text:p text:style-name="P11">Образуются от существительных при помощи окончания <text:span text:style-name="Арабиййун">ـِىٌّ</text:span>.</text:p>
      <text:p text:style-name="P11">Если имя оканчивается на <text:span text:style-name="Арабиййун">ـَةٌ</text:span>, то оно опускается.</text:p>
      <text:p text:style-name="P11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11">Имя, состоящее из двух коренных, дополняется третьей – <text:span text:style-name="Арабиййун">و</text:span>. При этом окончание <text:span text:style-name="Арабиййун">ـَةٌ</text:span>, если оно имеется, опускается.</text:p>
      <text:p text:style-name="P11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21" text:outline-level="2">Обозначающие цвет или внешнее качество</text:h>
      <text:p text:style-name="P11"><text:span text:style-name="Арабиййун">أَفْعَلُ</text:span> <text:span text:style-name="T76">—</text:span> для мужского рода.</text:p>
      <text:p text:style-name="P11"><text:span text:style-name="Арабиййун">فَعْلَاءُ</text:span> <text:span text:style-name="T76">—</text:span> для женского рода.</text:p>
      <text:p text:style-name="P11"><text:span text:style-name="Арабиййун">فُعْلٌ</text:span> <text:span text:style-name="T76">—</text:span> множественное число для обоих родов.</text:p>
      <text:h text:style-name="P19" text:outline-level="1">Определения</text:h>
      <text:h text:style-name="P22" text:outline-level="2">Согласованные</text:h>
      <text:p text:style-name="P12"><text:span text:style-name="T77">Чаще всего являются именами прилагательными. Ставятся после определяемого и соглас</text:span><text:span text:style-name="T78">у</text:span><text:span text:style-name="T77">ются с ним в роде, числе, падеже и состоянии.</text:span></text:p>
      <text:h text:style-name="P22" text:outline-level="2">Несогласованные</text:h>
      <text:p text:style-name="P12"><text:span text:style-name="T77">Выражены существительным в родительном падеже с предлогом или без него. Без предлога: опре</text:span><text:span text:style-name="T78">д</text:span><text:span text:style-name="T77">е</text:span><text:span text:style-name="T78">л</text:span><text:span text:style-name="T77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определение) в родительном падеже, состояние которого зависит от степени определ</text:span><text:span text:style-name="T78">е</text:span><text:span text:style-name="T77">нности предмета.</text:span></text:p>
      <text:p text:style-name="P12"><text:span text:style-name="T77">При наличии как согласованного, так и несогласованного определ</text:span><text:span text:style-name="T78">е</text:span><text:span text:style-name="T77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2"><text:span text:style-name="T77">Общая схема: </text:span><text:span text:style-name="Акцент"><text:span text:style-name="T77">определяемое </text:span></text:span><text:span text:style-name="Акцент"><text:span text:style-name="T78">+</text:span></text:span><text:span text:style-name="Акцент"><text:span text:style-name="T77"> указ. мест. к опр. в род. п. </text:span></text:span><text:span text:style-name="Акцент"><text:span text:style-name="T78">+</text:span></text:span><text:span text:style-name="Акцент"><text:span text:style-name="T77"> опр. в род. п. </text:span></text:span><text:span text:style-name="Акцент"><text:span text:style-name="T78">+</text:span></text:span><text:span text:style-name="Акцент"><text:span text:style-name="T77"> согл. опр. к опр. в род. п. </text:span></text:span><text:span text:style-name="Акцент"><text:span text:style-name="T78">+</text:span></text:span><text:span text:style-name="Акцент"><text:span text:style-name="T77"> согл. опр. к определяемому </text:span></text:span><text:span text:style-name="Акцент"><text:span text:style-name="T78">+</text:span></text:span><text:span text:style-name="Акцент"><text:span text:style-name="T77"> указ. мест. к определяемому</text:span></text:span><text:span text:style-name="T77">:</text:span></text:p>
      <text:p text:style-name="P12"><text:span text:style-name="T77">.</text:span><text:span text:style-name="Арабиййун"><text:span text:style-name="T77">غُرْفَةُ عَامِلِ آلْمَصْنَعِ آلْكَبِيرِ آلْوَاسِعَةُ وَ آلْنَّظِيفَةُ ه</text:span></text:span><text:span text:style-name="Арабиййун"><text:span text:style-name="T79">ٰ</text:span></text:span><text:span text:style-name="Арабиййун"><text:span text:style-name="T77">ذِهِ</text:span></text:span></text:p>
      <text:p text:style-name="P13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2"><text:span text:style-name="T77">.</text:span><text:span text:style-name="Арабиййун"><text:span text:style-name="T77">هٰذِهِ آلْغُرْفَةُ آلْوَاسِعَةُ وَ آلْنَّظِيفَةُ لِعَامِلِ آلْمَصْنَعِ آلْكَبِيرِ</text:span></text:span></text:p>
      <text:p text:style-name="P12"><text:soft-page-break/><text:span text:style-name="T77">Предложное определение обычно ставится в опре</text:span><text:span text:style-name="T80">д</text:span><text:span text:style-name="T77">е</text:span><text:span text:style-name="T80">ле</text:span><text:span text:style-name="T77">нном состоянии.</text:span></text:p>
      <text:h text:style-name="P19" text:outline-level="1">Число имени</text:h>
      <text:h text:style-name="P23" text:outline-level="2">Двойственное</text:h>
      <text:p text:style-name="P14"><text:span text:style-name="Арабиййун">ـَانِ</text:span> <text:span text:style-name="T81">—</text:span> в именительном падеже.</text:p>
      <text:p text:style-name="P14"><text:span text:style-name="Арабиййун">ـَيْنِ</text:span> <text:span text:style-name="T81">—</text:span> в родительном и винительном падежах.</text:p>
      <text:h text:style-name="P23" text:outline-level="2">Множественное "целое"</text:h>
      <text:p text:style-name="P14">От имен мужского рода, обозначающих лиц:</text:p>
      <text:p text:style-name="P14"><text:span text:style-name="Арабиййун">ـُونَ</text:span> <text:span text:style-name="T81">—</text:span> в именительном падеже,</text:p>
      <text:p text:style-name="P14"><text:span text:style-name="Арабиййун">ـِينَ</text:span> <text:span text:style-name="T81">—</text:span> в родительном и винительном падежах.</text:p>
      <text:p text:style-name="P14">От имен женского рода:</text:p>
      <text:p text:style-name="P14"><text:span text:style-name="Арабиййун">ـَاتٌ</text:span> <text:span text:style-name="T81">—</text:span> в именительном падеже,</text:p>
      <text:p text:style-name="P14"><text:span text:style-name="Арабиййун">ـَاتٍ</text:span> <text:span text:style-name="T81">—</text:span> в родительном и винительном падежах.</text:p>
      <text:p text:style-name="P14"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2"><text:span text:style-name="Пункт"><text:span text:style-name="T82">Правило</text:span></text:span></text:p>
      <text:p text:style-name="P16"><text:span text:style-name="T29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9"> вместе с ог</text:span><text:span text:style-name="T30">л</text:span><text:span text:style-name="T29">асовкой. При этом стяжение вновь образовавшегося долгого запрещено.</text:span></text:p>
      <text:h text:style-name="P19" text:outline-level="1">Предлоги</text:h>
      <text:p text:style-name="P18"><text:span text:style-name="T83">Существительные после предлогов всегда стоят в родительном пад</text:span><text:span text:style-name="T84">е</text:span><text:span text:style-name="T83">же. </text:span><text:span text:style-name="T85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49"><text:span text:style-name="Заголовок_20_таблицы">Предлог</text:span></text:p>
            </table:table-cell>
            <table:table-cell table:style-name="Таблица8.A1" office:value-type="string">
              <text:p text:style-name="P49"><text:span text:style-name="Заголовок_20_таблицы">Пишется</text:span></text:p>
            </table:table-cell>
            <table:table-cell table:style-name="Таблица8.A1" office:value-type="string">
              <text:p text:style-name="P49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14" office:value-type="string">
            <text:p text:style-name="P50"><text:span text:style-name="Арабиййун">لِ</text:span></text:p>
          </table:table-cell>
          <table:table-cell table:style-name="Таблица8.B14" office:value-type="string">
            <text:p text:style-name="P51">Слитно</text:p>
          </table:table-cell>
          <table:table-cell table:style-name="Таблица8.C14" office:value-type="string">
            <text:p text:style-name="P52">Дательный падеж</text:p>
          </table:table-cell>
        </table:table-row>
        <table:table-row>
          <table:table-cell table:style-name="Таблица8.A14" office:value-type="string">
            <text:p text:style-name="P50"><text:span text:style-name="Арабиййун">عَنْ</text:span></text:p>
          </table:table-cell>
          <table:table-cell table:style-name="Таблица8.B14" office:value-type="string">
            <text:p text:style-name="P51">Раздельно</text:p>
          </table:table-cell>
          <table:table-cell table:style-name="Таблица8.C14" office:value-type="string">
            <text:p text:style-name="P52">О, об</text:p>
          </table:table-cell>
        </table:table-row>
        <table:table-row>
          <table:table-cell table:style-name="Таблица8.A14" office:value-type="string">
            <text:p text:style-name="P50"><text:span text:style-name="Арабиййун">مَعَ</text:span></text:p>
          </table:table-cell>
          <table:table-cell table:style-name="Таблица8.B14" office:value-type="string">
            <text:p text:style-name="P51">Раздельно</text:p>
          </table:table-cell>
          <table:table-cell table:style-name="Таблица8.C14" office:value-type="string">
            <text:p text:style-name="P52">С, вместе с, при</text:p>
          </table:table-cell>
        </table:table-row>
        <table:table-row>
          <table:table-cell table:style-name="Таблица8.A14" office:value-type="string">
            <text:p text:style-name="P50"><text:span text:style-name="Арабиййун">بِ</text:span></text:p>
          </table:table-cell>
          <table:table-cell table:style-name="Таблица8.B14" office:value-type="string">
            <text:p text:style-name="P51">Слитно</text:p>
          </table:table-cell>
          <table:table-cell table:style-name="Таблица8.C14" office:value-type="string">
            <text:p text:style-name="P52">Посредством, путем (творительный падеж)</text:p>
          </table:table-cell>
        </table:table-row>
        <table:table-row>
          <table:table-cell table:style-name="Таблица8.A14" office:value-type="string">
            <text:p text:style-name="P50"><text:span text:style-name="Арабиййун">فِى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В, о, относительно</text:p>
          </table:table-cell>
        </table:table-row>
        <table:table-row>
          <table:table-cell table:style-name="Таблица8.A14" office:value-type="string">
            <text:p text:style-name="P50"><text:span text:style-name="Арабиййун">تَحْتَ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Под</text:p>
          </table:table-cell>
        </table:table-row>
        <text:soft-page-break/>
        <table:table-row>
          <table:table-cell table:style-name="Таблица8.A14" office:value-type="string">
            <text:p text:style-name="P55"><text:span text:style-name="Арабиййун">فَوْقَ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Над</text:p>
          </table:table-cell>
        </table:table-row>
        <table:table-row>
          <table:table-cell table:style-name="Таблица8.A14" office:value-type="string">
            <text:p text:style-name="P55"><text:span text:style-name="Арабиййун">عَلَى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На</text:p>
          </table:table-cell>
        </table:table-row>
        <table:table-row>
          <table:table-cell table:style-name="Таблица8.A14" office:value-type="string">
            <text:p text:style-name="P55"><text:span text:style-name="Арабиййун">بَيْنَ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Между</text:p>
          </table:table-cell>
        </table:table-row>
        <table:table-row>
          <table:table-cell table:style-name="Таблица8.A14" office:value-type="string">
            <text:p text:style-name="P55"><text:span text:style-name="Арабиййун">مِنْ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От, из</text:p>
          </table:table-cell>
        </table:table-row>
        <table:table-row>
          <table:table-cell table:style-name="Таблица8.A14" office:value-type="string">
            <text:p text:style-name="P55"><text:span text:style-name="Арабиййун">وَرَاءَ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За, позади</text:p>
          </table:table-cell>
        </table:table-row>
        <table:table-row>
          <table:table-cell table:style-name="Таблица8.A14" office:value-type="string">
            <text:p text:style-name="P56"><text:span text:style-name="Арабиййун">إِلَى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К</text:p>
          </table:table-cell>
        </table:table-row>
        <table:table-row>
          <table:table-cell table:style-name="Таблица8.A14" office:value-type="string">
            <text:p text:style-name="P56"><text:span text:style-name="Арабиййун">أَمَامَ</text:span></text:p>
          </table:table-cell>
          <table:table-cell table:style-name="Таблица8.B14" office:value-type="string">
            <text:p text:style-name="P53">Раздельно</text:p>
          </table:table-cell>
          <table:table-cell table:style-name="Таблица8.C14" office:value-type="string">
            <text:p text:style-name="P54">Перед</text:p>
          </table:table-cell>
        </table:table-row>
        <table:table-row>
          <table:table-cell table:style-name="Таблица8.A15" office:value-type="string">
            <text:p text:style-name="P57"><text:span text:style-name="Арабиййун">عِنْدَ</text:span></text:p>
          </table:table-cell>
          <table:table-cell table:style-name="Таблица8.B15" office:value-type="string">
            <text:p text:style-name="P57">Раздельно</text:p>
          </table:table-cell>
          <table:table-cell table:style-name="Таблица8.C15" office:value-type="string">
            <text:p text:style-name="P58">У</text:p>
          </table:table-cell>
        </table:table-row>
      </table:table>
      <text:p text:style-name="P15"/>
      <text:p text:style-name="P15"/>
      <text:p text:style-name="P1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1-28T07:40:14</dc:date>
    <dc:creator>Yerzhan </dc:creator>
    <meta:editing-duration>P0D</meta:editing-duration>
    <meta:editing-cycles>1</meta:editing-cycles>
    <meta:document-statistic meta:table-count="9" meta:image-count="0" meta:object-count="0" meta:page-count="8" meta:paragraph-count="313" meta:word-count="1722" meta:character-count="11088" meta:non-whitespace-character-count="9676"/>
    <meta:generator>LibreOffice/3.6$Linux_X86_64 LibreOffice_project/360m1$Build-2</meta:generator>
  </office:meta>
</office:document-meta>
</file>